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rav</text:p>
      <text:p text:style-name="Standard"/>
      <text:p text:style-name="Standard">Aktörer</text:p>
      <text:p text:style-name="Standard">Spelintresserade</text:p>
      <text:p text:style-name="Standard"/>
      <text:p text:style-name="Standard">Användningsfall</text:p>
      <text:p text:style-name="Standard"/>
      <text:p text:style-name="Standard">AF 1.1 Kolla lista med spelintresse</text:p>
      <text:p text:style-name="Standard"/>
      <text:p text:style-name="Standard">En person vill kolla in vad för spel ligger i sammligen och väljer därmed att komma till listan.</text:p>
      <text:p text:style-name="Standard"/>
      <text:p text:style-name="Standard">AF 1.2 Kunna lägga in nya spel i samlingen.</text:p>
      <text:p text:style-name="Standard"/>
      <text:p text:style-name="Standard">En person vill lägga till ett nyttt spel i samlingen och väljer därför att lägga till ett spel, han måste därefter lägga in en beskrivnings text samt en bild på framsidan av fodralet och sen ange spelets namn, det ska inte gå att lägga in ett spel två gånger.</text:p>
      <text:p text:style-name="Standard"/>
      <text:p text:style-name="Standard">AF 2.1 Kolla detaljer på spel frånl listan(bilder beskrivning)</text:p>
      <text:p text:style-name="Standard"/>
      <text:p text:style-name="Standard">En person vill kolla in detaljerna på ett spel och utför först AF1.1 efter det klickar han på ett av spelen i listan och systemet presenterar detaljerna för honom. Han kan även se kommentarerna på spelet.</text:p>
      <text:p text:style-name="Standard"/>
      <text:p text:style-name="Standard">AF 2.2 Kunna lägga till fler bilder till spelen.</text:p>
      <text:p text:style-name="Standard"/>
      <text:p text:style-name="Standard">En person vill lägga till bilder och utför AF1.1 och AF 2.1 och kan därmed välja att lägga till en bild, han väljer vilken bild som ska läggas upp och den kan därefter ses i detaljerna till spelet.</text:p>
      <text:p text:style-name="Standard"/>
      <text:p text:style-name="Standard">AF 2.3 Kunna lägga till nya kommentarer</text:p>
      <text:p text:style-name="Standard"/>
      <text:p text:style-name="Standard">En person vill lägga till en nya kommentar, han utför AF1.1 och AF2.1 först och skriver sin kommentar i kommentar fältet och ange sitt namn, systemet läggar in kommentaren med det andra kommentarerna.</text:p>
      <text:p text:style-name="Standard"/>
      <text:p text:style-name="Standard">AF 3 det ska finnas en databas</text:p>
      <text:p text:style-name="Standard"/>
      <text:p text:style-name="Standard">AF 4.1 man ska kunna skapa ett användarkonto</text:p>
      <text:p text:style-name="Standard"/>
      <text:p text:style-name="Standard">AF 4.2 man ska kunna logga in</text:p>
      <text:p text:style-name="Standard"/>
      <text:p text:style-name="Standard">AF 4.3 man ska kunna logga u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Svensson</meta:initial-creator>
    <meta:creation-date>2014-04-15T11:15:50.01</meta:creation-date>
    <dc:date>2014-04-22T21:48:45.41</dc:date>
    <dc:creator>Sebastian Svensson</dc:creator>
    <meta:editing-duration>PT1H3M8S</meta:editing-duration>
    <meta:editing-cycles>4</meta:editing-cycles>
    <meta:generator>OpenOffice.org/3.3$Win32 OpenOffice.org_project/330m20$Build-9567</meta:generator>
    <meta:document-statistic meta:table-count="0" meta:image-count="0" meta:object-count="0" meta:page-count="1" meta:paragraph-count="18" meta:word-count="247" meta:character-count="1357"/>
  </office:meta>
</office:document-meta>
</file>